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logen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L</text:p>
          </table:table-cell>
          <table:table-cell office:value-type="string">
            <text:p>RH</text:p>
          </table:table-cell>
          <table:table-cell office:value-type="string">
            <text:p>GL</text:p>
          </table:table-cell>
          <table:table-cell office:value-type="string">
            <text:p>GH</text:p>
          </table:table-cell>
          <table:table-cell office:value-type="string">
            <text:p>BL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48">
            <text:p>4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Green</text:p>
          </table:table-cell>
          <table:table-cell table:number-columns-repeated="2"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Blue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</table:table-row>
      </table:table>
      <table:table table:name="LED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L</text:p>
          </table:table-cell>
          <table:table-cell office:value-type="string">
            <text:p>RH</text:p>
          </table:table-cell>
          <table:table-cell office:value-type="string">
            <text:p>GL</text:p>
          </table:table-cell>
          <table:table-cell office:value-type="string">
            <text:p>GH</text:p>
          </table:table-cell>
          <table:table-cell office:value-type="string">
            <text:p>BL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32">
            <text:p>32</text:p>
          </table:table-cell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6">
            <text:p>1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2/26/2018</text:date>, <text:time>19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8-02-26T18:33:31.06</meta:creation-date>
    <dc:date>2018-02-26T19:32:22.09</dc:date>
    <dc:creator>Joseph Rogers</dc:creator>
    <meta:editing-duration>PT58M48S</meta:editing-duration>
    <meta:editing-cycles>7</meta:editing-cycles>
    <meta:generator>OpenOffice/4.1.3$Win32 OpenOffice.org_project/413m1$Build-9783</meta:generator>
    <meta:document-statistic meta:table-count="3" meta:cell-count="89" meta:object-count="0"/>
  </office:meta>
</office:document-meta>
</file>